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1400" calcext:value-type="float">
            <text:p>11400</text:p>
          </table:table-cell>
          <table:table-cell/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4600" calcext:value-type="float">
            <text:p>4600</text:p>
          </table:table-cell>
          <table:table-cell/>
          <table:table-cell table:formula="of:=SUM([.K2];[.K10];[.K11])" office:value-type="float" office:value="55000" calcext:value-type="float">
            <text:p>55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G3])" office:value-type="float" office:value="36200" calcext:value-type="float">
            <text:p>3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4250" calcext:value-type="float">
            <text:p>4250</text:p>
          </table:table-cell>
          <table:table-cell/>
          <table:table-cell table:formula="of:=[.L3]-[.L4]" office:value-type="float" office:value="18800" calcext:value-type="float">
            <text:p>1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5500" calcext:value-type="float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0" calcext:value-type="float">
            <text:p>750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/>
          <table:table-cell office:value-type="float" office:value="35000" calcext:value-type="float">
            <text:p>35000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;[.D28];[.E28])" office:value-type="float" office:value="1111.76470588235" calcext:value-type="float">
            <text:p>1111.7647058824</text:p>
          </table:table-cell>
          <table:table-cell table:style-name="ce54" office:value-type="string" calcext:value-type="string">
            <text:p>Մարիամ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72.7053140097" calcext:value-type="float">
            <text:p>36272.705314009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13000" calcext:value-type="float">
            <text:p>13000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" table:formula="of:=SUM([.B31:.F31])" office:value-type="float" office:value="0" calcext:value-type="float">
            <text:p>0</text:p>
          </table:table-cell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Marine</text:p>
          </table:table-cell>
          <table:table-cell table:number-columns-repeated="4"/>
          <table:table-cell table:formula="of:=SUM([.C56];[.D56];[.F56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56];[.F56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C56];[.E56];[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C56];[.D56];[.F56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;[.F56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F56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];[.D56];[.E56])"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;[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17" office:value-type="float" office:value="0" calcext:value-type="float">
            <text:p>0</text:p>
          </table:table-cell>
          <table:table-cell table:formula="of:=[.F31]/23" office:value-type="float" office:value="0" calcext:value-type="float">
            <text:p>0</text:p>
          </table:table-cell>
          <table:table-cell/>
          <table:table-cell table:style-name="ce15" table:formula="of:=SUM([.H31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6:39:24.701024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9T16:43:00.307239706</dc:date>
    <meta:editing-duration>P6DT18H24M51S</meta:editing-duration>
    <meta:editing-cycles>2393</meta:editing-cycles>
    <meta:generator>LibreOffice/4.2.6.3$Linux_X86_64 LibreOffice_project/420m0$Build-3</meta:generator>
    <meta:document-statistic meta:table-count="14" meta:cell-count="5880" meta:object-count="0"/>
  </office:meta>
</office:document-meta>
</file>